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6"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10" style:family="paragraph" style:parent-style-name="Standard" style:list-style-name="L4">
      <style:paragraph-properties fo:margin-left="0cm" fo:margin-right="0cm" fo:text-align="start" style:justify-single-word="false" fo:text-indent="0cm" style:auto-text-indent="false"/>
      <style:text-properties fo:font-weight="normal" style:font-weight-asian="normal" style:font-weight-complex="normal"/>
    </style:style>
    <style:style style:name="P11" style:family="paragraph" style:parent-style-name="Standard" style:list-style-name="L5">
      <style:paragraph-properties fo:margin-left="0cm" fo:margin-right="0cm" fo:text-align="start" style:justify-single-word="false" fo:text-indent="0cm" style:auto-text-indent="false"/>
      <style:text-properties fo:font-weight="normal" style:font-weight-asian="normal" style:font-weight-complex="normal"/>
    </style:style>
    <style:style style:name="P12" style:family="paragraph" style:parent-style-name="Standard" style:list-style-name="L6">
      <style:paragraph-properties fo:margin-left="0cm" fo:margin-right="0cm" fo:text-align="start" style:justify-single-word="false" fo:text-indent="0cm"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635cm"/>
      </text:list-level-style-number>
      <text:list-level-style-number text:level="2" text:style-name="Numbering_20_Symbols" style:num-format="1" text:start-value="0" text:display-levels="2">
        <style:list-level-properties text:space-before="0.106cm" text:min-label-width="0.635cm"/>
      </text:list-level-style-number>
      <text:list-level-style-number text:level="3" style:num-suffix="." style:num-format="1" text:display-levels="3">
        <style:list-level-properties text:space-before="0.212cm" text:min-label-width="0.635cm"/>
      </text:list-level-style-number>
      <text:list-level-style-number text:level="4" style:num-suffix="." style:num-format="1" text:display-levels="4">
        <style:list-level-properties text:space-before="0.318cm" text:min-label-width="0.635cm"/>
      </text:list-level-style-number>
      <text:list-level-style-number text:level="5" style:num-suffix="." style:num-format="1" text:display-levels="5">
        <style:list-level-properties text:space-before="0.423cm" text:min-label-width="0.635cm"/>
      </text:list-level-style-number>
      <text:list-level-style-number text:level="6" style:num-suffix="." style:num-format="1" text:display-levels="6">
        <style:list-level-properties text:space-before="0.529cm" text:min-label-width="0.635cm"/>
      </text:list-level-style-number>
      <text:list-level-style-number text:level="7" style:num-suffix="." style:num-format="1" text:display-levels="7">
        <style:list-level-properties text:space-before="0.635cm" text:min-label-width="0.635cm"/>
      </text:list-level-style-number>
      <text:list-level-style-number text:level="8" style:num-suffix="." style:num-format="1" text:display-levels="8">
        <style:list-level-properties text:space-before="0.741cm" text:min-label-width="0.635cm"/>
      </text:list-level-style-number>
      <text:list-level-style-number text:level="9" style:num-suffix="." style:num-format="1" text:display-levels="9">
        <style:list-level-properties text:space-before="0.847cm" text:min-label-width="0.635cm"/>
      </text:list-level-style-number>
      <text:list-level-style-number text:level="10" style:num-suffix="." style:num-format="1" text:display-levels="10">
        <style:list-level-properties text:space-before="0.953cm" text:min-label-width="0.635cm"/>
      </text:list-level-style-number>
    </text:list-style>
    <text:list-style style:name="L2">
      <text:list-level-style-number text:level="1" style:num-suffix=")" style:num-format="a">
        <style:list-level-properties text:space-before="1.27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L3">
      <text:list-level-style-number text:level="1" style:num-suffix=")" style:num-format="a">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4" text:consecutive-numbering="true">
      <text:list-level-style-number text:level="1" style:num-suffix=")" style:num-format="a">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5">
      <text:list-level-style-number text:level="1" style:num-suffix=")" style:num-format="a">
        <style:list-level-properties text:space-before="1.251cm" text:min-label-width="0.635cm"/>
      </text:list-level-style-number>
      <text:list-level-style-number text:level="2" text:style-name="Numbering_20_Symbols" style:num-suffix="." style:num-format="1">
        <style:list-level-properties text:space-before="2.521cm" text:min-label-width="0.635cm"/>
      </text:list-level-style-number>
      <text:list-level-style-number text:level="3" text:style-name="Numbering_20_Symbols" style:num-suffix="." style:num-format="1">
        <style:list-level-properties text:space-before="3.791cm" text:min-label-width="0.635cm"/>
      </text:list-level-style-number>
      <text:list-level-style-number text:level="4" text:style-name="Numbering_20_Symbols" style:num-suffix="." style:num-format="1">
        <style:list-level-properties text:space-before="5.061cm" text:min-label-width="0.635cm"/>
      </text:list-level-style-number>
      <text:list-level-style-number text:level="5" text:style-name="Numbering_20_Symbols" style:num-suffix="." style:num-format="1">
        <style:list-level-properties text:space-before="6.331cm" text:min-label-width="0.635cm"/>
      </text:list-level-style-number>
      <text:list-level-style-number text:level="6" text:style-name="Numbering_20_Symbols" style:num-suffix="." style:num-format="1">
        <style:list-level-properties text:space-before="7.601cm" text:min-label-width="0.635cm"/>
      </text:list-level-style-number>
      <text:list-level-style-number text:level="7" text:style-name="Numbering_20_Symbols" style:num-suffix="." style:num-format="1">
        <style:list-level-properties text:space-before="8.871cm" text:min-label-width="0.635cm"/>
      </text:list-level-style-number>
      <text:list-level-style-number text:level="8" text:style-name="Numbering_20_Symbols" style:num-suffix="." style:num-format="1">
        <style:list-level-properties text:space-before="10.141cm" text:min-label-width="0.635cm"/>
      </text:list-level-style-number>
      <text:list-level-style-number text:level="9" text:style-name="Numbering_20_Symbols" style:num-suffix="." style:num-format="1">
        <style:list-level-properties text:space-before="11.411cm" text:min-label-width="0.635cm"/>
      </text:list-level-style-number>
      <text:list-level-style-number text:level="10" text:style-name="Numbering_20_Symbols" style:num-suffix="." style:num-format="1">
        <style:list-level-properties text:space-before="12.681cm" text:min-label-width="0.635cm"/>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uide de l'Administrateur de BiblioteQ</text:p>
      <text:p text:style-name="P1"/>
      <text:p text:style-name="P2">Introduction</text:p>
      <text:p text:style-name="P3"/>
      <text:p text:style-name="P3"><text:tab/>Ce document détaille le processus d'installation, de configuration et de désinstallation de BiblioteQ.</text:p>
      <text:p text:style-name="P2"/>
      <text:list xml:id="list627862972" text:style-name="L1">
        <text:list-item>
          <text:p text:style-name="P7">Configuration de la base de données</text:p>
        </text:list-item>
      </text:list>
      <text:p text:style-name="P3"/>
      <text:p text:style-name="P5"><text:tab/>1.1 Configuration de la base de données PostgreSQL</text:p>
      <text:p text:style-name="P3"/>
      <text:p text:style-name="P3"><text:tab/>BiblioteQ prend en charge les versions 8.x de PostgreSQL, D'après les retours utilisateurs, PostgreSQL 9.x ne conserve pas correctement les informations concernant les images. Suivez la documentation fournie par PostgreSQL pour installer PostgreSQL. Après avoir installé les paquetages PostgreSQL requis, effectuez les opérations suivantes :</text:p>
      <text:list xml:id="list571427007" text:style-name="L2">
        <text:list-item>
          <text:p text:style-name="P8">Créez la base de données xbook_db via createdb xbook_db -E UTF8 ou via le protocole recommandé par PostgreSQL. Notez que xbook_db n'est qu'une suggestion.</text:p>
        </text:list-item>
        <text:list-item>
          <text:p text:style-name="P8">Exécutez createlang plpgsql -d xbook_db ou le protocole recommandé par PostgreSQL pour ajouter un nouveau langage de programmation à la base de données.</text:p>
        </text:list-item>
        <text:list-item>
          <text:p text:style-name="P8">Remplacez toutes les instances xbook_admin de l'administrateur par défaut dans le fichier <text:s/>postgresql_create_schema.sql.</text:p>
        </text:list-item>
        <text:list-item>
          <text:p text:style-name="P8">Connectez-vous dans votre base de données PostgreSQL et chargez le fichier postgresql_create_schema.sql via \i postgresql_create_schema.sql.</text:p>
        </text:list-item>
      </text:list>
      <text:p text:style-name="P3"/>
      <text:p text:style-name="P5"><text:tab/>1.2 Mises à jour de la base de données</text:p>
      <text:p text:style-name="P3"/>
      <text:p text:style-name="P3"><text:tab/>Il est parfois nécessaire d'actualiser le schéma d'une base de données après une mise à jour logicielle. Pour ce faire, exécutez les instructions SQL se trouvant dans le fichier <text:s/>postgresql_update_schema.sql. Il se peut que vous ayez à suivre des étapes supplémentaires via BiblioteQ. Lisez et suivez les instructions spécifiques à la version listées sur <text:a xlink:type="simple" xlink:href="http://biblioteq.sourceforge.net/news.html">http://biblioteq.sourceforge.net/news.html.</text:a></text:p>
      <text:p text:style-name="P3"/>
      <text:p text:style-name="P2">2. Installation de BiblioteQ</text:p>
      <text:p text:style-name="P3"/>
      <text:p text:style-name="P2"><text:tab/>2.1 Installation sous OS X et Windows</text:p>
      <text:p text:style-name="P3"/>
      <text:p text:style-name="P3"><text:tab/>Les utilisateurs de OS X et de Windows sont encouragés à télécharger les programmes d'installation appropriés. Après le téléchargement d'un programme d'installation, double-cliquez sur l'icône appropriée et suivez les instructions à l'écran.</text:p>
      <text:p text:style-name="P3"/>
      <text:p text:style-name="P2"><text:tab/>2.2 Installation sous Unix</text:p>
      <text:p text:style-name="P3"/>
      <text:p text:style-name="P3"><text:tab/>L'installation de BiblioteQ sur des plates-formes manquant de programmes d'installation impliquent plusieurs opérations. Tout d'abord, répondez aux prérequis suivants en termes de logiciels :</text:p>
      <text:list xml:id="list1483159146" text:style-name="L4">
        <text:list-item>
          <text:p text:style-name="P10">Qt 4.7.4, ou supérieur, doit être installé. Téléchargez le logiciel depuis <text:a xlink:type="simple" xlink:href="http://www.qtsoftware.com/downloads">http://www.qt.nokia.com/downloads</text:a>. Vous avez la possibilité de compiler Qt avec le pilote PostgreSQL ou de créer le pilote séparément en tant que module externe. Il est possible de compiler Qt avec le pilote PostgreSQL via ./configure -v -qt-sql-psql -I <text:soft-page-break/>/usr/local/include/postgresql -L /usr/local/lib/postgresql. Les répertoires d'inclusion et de bibliothèques risquent d'être différents selon votre environnement.</text:p>
        </text:list-item>
        <text:list-item>
          <text:p text:style-name="P10">YAZ 4.0.1, ou supérieur, doit être installé. Téléchargez le logiciel depuis <text:a xlink:type="simple" xlink:href="http://www.indexdata.com/yaz">http://www.indexdata.com/yaz</text:a><text:a xlink:type="simple" xlink:href="http://www.sqlite.org/download.html">.</text:a></text:p>
        </text:list-item>
        <text:list-item>
          <text:p text:style-name="P10">Si vous projetez d'utiliser PostgreSQL, il faut installer le paquetage de base de données PostgreSQL. Téléchargez le logiciel depuis <text:a xlink:type="simple" xlink:href="http://www.postgresql.org/download">http://www.postgresql.org/download</text:a>.</text:p>
        </text:list-item>
        <text:list-item>
          <text:p text:style-name="P10">Si vous envisagez d'utiliser SQLite, il faut installer le paquetage SQLite 3.5.6. Téléchargez le logiciel depuis <text:a xlink:type="simple" xlink:href="http://www.sqlite.org/download.html">http://www.sqlite.org/download.html</text:a>.</text:p>
        </text:list-item>
        <text:list-item>
          <text:p text:style-name="P10">Une fois que les dépendances ont été satisfaites et que votre environnement est correctement configuré pour Qt, compilez BiblioteQ via qmake -o Makefile biblioteq.pro &amp;&amp; make.</text:p>
        </text:list-item>
        <text:list-item>
          <text:p text:style-name="P10">Pour finir, exécutez sudo et make install.</text:p>
        </text:list-item>
      </text:list>
      <text:p text:style-name="P6"><text:tab/></text:p>
      <text:list xml:id="list833305431" text:style-name="L6">
        <text:list-item>
          <text:p text:style-name="P12"><text:span text:style-name="T1">Configuration de BiblioteQ</text:span></text:p>
        </text:list-item>
      </text:list>
      <text:p text:style-name="P6"/>
      <text:p text:style-name="P6"><text:tab/>La configuration de l'environnement d'exécution de BiblioteQ est relativement facile. Le fichier bibliotheq.conf est fourni avec le logiciel. Après l'installation de BiblioteQ, révisez le fichier biblioteq.conf. Si nécessaire, modifiez-le pour l'adapter à vos préférences.</text:p>
      <text:p text:style-name="P6"/>
      <text:p text:style-name="P5">4. Désinstallation de BiblioteQ</text:p>
      <text:p text:style-name="P6"/>
      <text:p text:style-name="P5"><text:tab/>4.1 OS X</text:p>
      <text:p text:style-name="P6"/>
      <text:p text:style-name="P6"><text:tab/>Pour désinstaller BiblioteQ, il suffit de supprimer le répertoire /Applications/BiblioteQ.d. Vous pouvez également être amené à supprimer les fichiers de configuration des utilisateurs (/Users/user/Library/Preferences/net.sourceforge.biblioteq.BiblioteQ.plist).</text:p>
      <text:p text:style-name="P6"/>
      <text:p text:style-name="P6"><text:tab/><text:span text:style-name="T1">4.2 Unix</text:span></text:p>
      <text:p text:style-name="P6"/>
      <text:p text:style-name="P6"><text:tab/>Pour désinstaller BiblioteQ, supprimez le répertoire /usr/local/biblioteq et le script /usr/local/bin/biblioteq.sh. Vous pouvez également être amené à supprimer les répertoires de configuration des utilisateurs (/home/user/.config/BiblioteQ).</text:p>
      <text:p text:style-name="P6"/>
      <text:p text:style-name="P6"><text:tab/><text:span text:style-name="T1">4.3 Windows</text:span></text:p>
      <text:p text:style-name="P6"/>
      <text:p text:style-name="P6"><text:tab/>Lancez simplement l'exécutable BiblioteQ-Uninstaller situé dans votre répertoire d'installation. Vous pouvez également être amené à supprimer l'entrée dans la base de registre pour BiblioteQ. Lancez regedit et supprimez My Computer\HKEY_CURRENT_USER\Software\BiblioteQ.</text:p>
      <text:p text:style-name="P6"/>
      <text:p text:style-name="P5">5. Suppression d'une base de données PostgreSQL</text:p>
      <text:p text:style-name="P5"/>
      <text:p text:style-name="P5"><text:tab/>5.1 OS X et Unix</text:p>
      <text:p text:style-name="P5"/>
      <text:p text:style-name="P5"><text:tab/><text:span text:style-name="T2">Vous pouvez utiliser la commande dropdb pour supprimer une base de données PostgreSQL ainsi que la commande dropuser pour supprimer des utilisateurs PostgreSQL. Si disponible, on peut aussi employer pgAdmin.</text:span></text:p>
      <text:p text:style-name="P6"/>
      <text:p text:style-name="P5"><text:span text:style-name="T2"><text:tab/></text:span>5.2 Windows</text:p>
      <text:p text:style-name="P6"/>
      <text:p text:style-name="P6"><text:tab/>Utilisez pgAdmin.</text:p>
      <text:p text:style-name="P6"><text:soft-page-break/></text:p>
      <text:p text:style-name="P5">6. Suppression d'une base de données SQLite</text:p>
      <text:p text:style-name="P6"/>
      <text:p text:style-name="P5"><text:tab/><text:span text:style-name="T2">Supprimez le fichier de base de données SQLit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Alexis Megas</meta:initial-creator>
    <meta:creation-date>2009-01-24T10:30:40</meta:creation-date>
    <dc:date>2012-05-19T15:33:45</dc:date>
    <meta:editing-cycles>212</meta:editing-cycles>
    <meta:editing-duration>P1DT9H56M27S</meta:editing-duration>
    <meta:print-date>2012-05-19T11:40:54</meta:print-date>
    <meta:document-statistic meta:table-count="0" meta:image-count="0" meta:object-count="0" meta:page-count="3" meta:paragraph-count="40" meta:word-count="634" meta:character-count="3038" meta:non-whitespace-character-count="4187"/>
    <meta:user-defined meta:name="Info 1"/>
    <meta:user-defined meta:name="Info 2"/>
    <meta:user-defined meta:name="Info 3"/>
    <meta:user-defined meta:name="Info 4"/>
  </office:meta>
</office:document-meta>
</file>